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926" officeooo:paragraph-rsid="00057926"/>
    </style:style>
    <style:style style:name="P2" style:family="paragraph" style:parent-style-name="Standard">
      <style:text-properties officeooo:rsid="0006d31f" officeooo:paragraph-rsid="0006d31f"/>
    </style:style>
    <style:style style:name="P3" style:family="paragraph" style:parent-style-name="Standard">
      <style:text-properties officeooo:rsid="00075e32" officeooo:paragraph-rsid="00075e32"/>
    </style:style>
    <style:style style:name="P4" style:family="paragraph" style:parent-style-name="Standard">
      <style:text-properties officeooo:rsid="0008df05" officeooo:paragraph-rsid="0008df05"/>
    </style:style>
    <style:style style:name="P5" style:family="paragraph" style:parent-style-name="Standard">
      <style:text-properties officeooo:rsid="0008df05" officeooo:paragraph-rsid="000abb9c"/>
    </style:style>
    <style:style style:name="P6" style:family="paragraph" style:parent-style-name="Standard">
      <style:text-properties officeooo:rsid="000abb9c" officeooo:paragraph-rsid="000abb9c"/>
    </style:style>
    <style:style style:name="P7" style:family="paragraph" style:parent-style-name="Standard">
      <style:text-properties officeooo:rsid="000cf3fc" officeooo:paragraph-rsid="000cf3fc"/>
    </style:style>
    <style:style style:name="P8" style:family="paragraph" style:parent-style-name="Standard">
      <style:text-properties officeooo:rsid="000ed573" officeooo:paragraph-rsid="000ed573"/>
    </style:style>
    <style:style style:name="P9" style:family="paragraph" style:parent-style-name="Standard">
      <style:text-properties officeooo:rsid="00102053" officeooo:paragraph-rsid="00102053"/>
    </style:style>
    <style:style style:name="P10" style:family="paragraph" style:parent-style-name="Standard">
      <style:text-properties officeooo:rsid="0010eda5" officeooo:paragraph-rsid="0010eda5"/>
    </style:style>
    <style:style style:name="P11" style:family="paragraph" style:parent-style-name="Standard">
      <style:text-properties officeooo:rsid="0011f8de" officeooo:paragraph-rsid="0011f8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unning on 1 cores.</text:p>
      <text:p text:style-name="P3">Elapsed time = 4.612659e+01 seconds</text:p>
      <text:p text:style-name="P3">With n = 43710000 trapezoids, our estimate</text:p>
      <text:p text:style-name="P3">of the integral from 0.000000 to 100.000000 = 4.7540192288588e+03</text:p>
      <text:p text:style-name="P3">true value = 4.7540192288588177689e+03</text:p>
      <text:p text:style-name="P3">absolute relative true error = 4.8939292384035312719e-15</text:p>
      <text:p text:style-name="P3"/>
      <text:p text:style-name="P3">Running on 1 cores.</text:p>
      <text:p text:style-name="P3">Elapsed time = 4.664702e+01 seconds</text:p>
      <text:p text:style-name="P3">With n = 43710000 trapezoids, our estimate</text:p>
      <text:p text:style-name="P3">of the integral from 0.000000 to 100.000000 = 4.7540192288588e+03</text:p>
      <text:p text:style-name="P3">true value = 4.7540192288588177689e+03</text:p>
      <text:p text:style-name="P3">absolute relative true error = 4.8939292384035312719e-15</text:p>
      <text:p text:style-name="P3"/>
      <text:p text:style-name="P3">Running on 1 cores.</text:p>
      <text:p text:style-name="P3">Elapsed time = 4.606836e+01 seconds</text:p>
      <text:p text:style-name="P3">With n = 43710000 trapezoids, our estimate</text:p>
      <text:p text:style-name="P3">of the integral from 0.000000 to 100.000000 = 4.7540192288588e+03</text:p>
      <text:p text:style-name="P3">true value = 4.7540192288588177689e+03</text:p>
      <text:p text:style-name="P3">absolute relative true error = 4.8939292384035312719e-15</text:p>
      <text:p text:style-name="P1"/>
      <text:p text:style-name="P4">Running on 2 cores.</text:p>
      <text:p text:style-name="P4">Elapsed time = 4.391421e+01 seconds</text:p>
      <text:p text:style-name="P4">With n = 43710000 trapezoids, our estimate</text:p>
      <text:p text:style-name="P4">of the integral from 0.000000 to 100.000000 = 4.7540192288588e+03</text:p>
      <text:p text:style-name="P4">true value = 4.7540192288588177689e+03</text:p>
      <text:p text:style-name="P4">absolute relative true error = 5.1974294501915265825e-15</text:p>
      <text:p text:style-name="P4"><text:s/>is NOT less than criteria = 4.9999999999999999941e-15</text:p>
      <text:p text:style-name="P4"/>
      <text:p text:style-name="P4">Running on 2 cores.</text:p>
      <text:p text:style-name="P4">Elapsed time = 4.489546e+01 seconds</text:p>
      <text:p text:style-name="P4">With n = 43710000 trapezoids, our estimate</text:p>
      <text:p text:style-name="P4">of the integral from 0.000000 to 100.000000 = 4.7540192288588e+03</text:p>
      <text:p text:style-name="P4">true value = 4.7540192288588177689e+03</text:p>
      <text:p text:style-name="P4">absolute relative true error = 5.1974294501915265825e-15</text:p>
      <text:p text:style-name="P4"><text:s/>is NOT less than criteria = 4.9999999999999999941e-15</text:p>
      <text:p text:style-name="P4"/>
      <text:p text:style-name="P6">Running on 2 cores.</text:p>
      <text:p text:style-name="P6">Elapsed time = 4.327308e+01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974294501915265825e-15</text:p>
      <text:p text:style-name="P6"><text:s/>is NOT less than criteria = 4.9999999999999999941e-15</text:p>
      <text:p text:style-name="P6"/>
      <text:p text:style-name="P6"/>
      <text:p text:style-name="P6"/>
      <text:p text:style-name="P6"/>
      <text:p text:style-name="P6"><text:soft-page-break/>Running on 8 cores.</text:p>
      <text:p text:style-name="P6">LOCAL approx value = 6.2221409450144e+02</text:p>
      <text:p text:style-name="P6">LOCAL approx value = 6.7125799452997e+02</text:p>
      <text:p text:style-name="P6">Elapsed time = 8.747091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420352902683873326e-15</text:p>
      <text:p text:style-name="P6"><text:s/>is NOT less than criteria = 4.9999999999999999941e-15</text:p>
      <text:p text:style-name="P5"/>
      <text:p text:style-name="P6">Running on 8 cores.</text:p>
      <text:p text:style-name="P6">Elapsed time = 8.669343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420352902683873326e-15</text:p>
      <text:p text:style-name="P6"><text:s/>is NOT less than criteria = 4.9999999999999999941e-15</text:p>
      <text:p text:style-name="P2"/>
      <text:p text:style-name="P6">Running on 8 cores.</text:p>
      <text:p text:style-name="P6">Elapsed time = 9.131057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420352902683873326e-15</text:p>
      <text:p text:style-name="P6"><text:s/>is NOT less than criteria = 4.9999999999999999941e-15</text:p>
      <text:p text:style-name="P6"/>
      <text:p text:style-name="P6">Running on 14 cores.</text:p>
      <text:p text:style-name="P6">Elapsed time = 3.761751e+00 seconds</text:p>
      <text:p text:style-name="P6">With n = 43710000 trapezoids, our estimate</text:p>
      <text:p text:style-name="P6">of the integral from 0.000000 to 100.000000 = 4.7540177834746e+03</text:p>
      <text:p text:style-name="P6">true value = 4.7540192288588177689e+03</text:p>
      <text:p text:style-name="P6">absolute relative true error = 3.0403415984921945922e-07</text:p>
      <text:p text:style-name="P6"><text:s/>is NOT less than criteria = 4.9999999999999999941e-15</text:p>
      <text:p text:style-name="P6"/>
      <text:p text:style-name="P6"/>
      <text:p text:style-name="P6">Running on 14 cores.</text:p>
      <text:p text:style-name="P6">Elapsed time = 3.743794e+00 seconds</text:p>
      <text:p text:style-name="P6">With n = 43710000 trapezoids, our estimate</text:p>
      <text:p text:style-name="P6">of the integral from 0.000000 to 100.000000 = 4.7540177834746e+03</text:p>
      <text:p text:style-name="P6">true value = 4.7540192288588177689e+03</text:p>
      <text:p text:style-name="P6">absolute relative true error = 3.0403415984921945922e-07</text:p>
      <text:p text:style-name="P6"><text:s/>is NOT less than criteria = 4.9999999999999999941e-1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unning on 14 cores.</text:p>
      <text:p text:style-name="P6">Elapsed time = 3.718730e+00 seconds</text:p>
      <text:p text:style-name="P6">With n = 43710000 trapezoids, our estimate</text:p>
      <text:p text:style-name="P6">of the integral from 0.000000 to 100.000000 = 4.7540177834746e+03</text:p>
      <text:p text:style-name="P6">true value = 4.7540192288588177689e+03</text:p>
      <text:p text:style-name="P6">absolute relative true error = 3.0403415984921945922e-07</text:p>
      <text:p text:style-name="P6"><text:s/>is NOT less than criteria = 4.9999999999999999941e-15</text:p>
      <text:p text:style-name="P6"/>
      <text:p text:style-name="P6">unning on 20 cores.</text:p>
      <text:p text:style-name="P6">Elapsed time = 2.222776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216711640234557185e-15</text:p>
      <text:p text:style-name="P6"><text:s/>is NOT less than criteria = 4.9999999999999999941e-15</text:p>
      <text:p text:style-name="P6"/>
      <text:p text:style-name="P6">Running on 20 cores.</text:p>
      <text:p text:style-name="P6">Elapsed time = 2.123831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216711640234557185e-15</text:p>
      <text:p text:style-name="P6"><text:s/>is NOT less than criteria = 4.9999999999999999941e-15</text:p>
      <text:p text:style-name="P6"/>
      <text:p text:style-name="P6">Running on 20 cores.</text:p>
      <text:p text:style-name="P6">Elapsed time = 1.905913e+00 seconds</text:p>
      <text:p text:style-name="P6">With n = 43710000 trapezoids, our estimate</text:p>
      <text:p text:style-name="P6">of the integral from 0.000000 to 100.000000 = 4.7540192288588e+03</text:p>
      <text:p text:style-name="P6">true value = 4.7540192288588177689e+03</text:p>
      <text:p text:style-name="P6">absolute relative true error = 5.1216711640234557185e-15</text:p>
      <text:p text:style-name="P6"><text:s/>is NOT less than criteria = 4.9999999999999999941e-15</text:p>
      <text:p text:style-name="P6"/>
      <text:p text:style-name="P7">Running on 2 cores.</text:p>
      <text:p text:style-name="P7">Elapsed time = 1.718359e+02 seconds</text:p>
      <text:p text:style-name="P7">With n = 87420000 trapezoids, our estimate</text:p>
      <text:p text:style-name="P7">of the integral from 0.000000 to 100.000000 = 4.7540192288588e+03</text:p>
      <text:p text:style-name="P7">true value = 4.7540192288588177689e+03</text:p>
      <text:p text:style-name="P7">absolute relative true error = 1.1503863059923552846e-15</text:p>
      <text:p text:style-name="P7"/>
      <text:p text:style-name="P7">Running on 2 cores.</text:p>
      <text:p text:style-name="P7">Elapsed time = 1.734400e+02 seconds</text:p>
      <text:p text:style-name="P7">With n = 87420000 trapezoids, our estimate</text:p>
      <text:p text:style-name="P7">of the integral from 0.000000 to 100.000000 = 4.7540192288588e+03</text:p>
      <text:p text:style-name="P7">true value = 4.7540192288588177689e+03</text:p>
      <text:p text:style-name="P7">absolute relative true error = 1.1503863059923552846e-15</text:p>
      <text:p text:style-name="P7"/>
      <text:p text:style-name="P7"/>
      <text:p text:style-name="P7"/>
      <text:p text:style-name="P7"/>
      <text:p text:style-name="P8"><text:soft-page-break/>Running on 2 cores.</text:p>
      <text:p text:style-name="P8">Elapsed time = 1.717151e+02 seconds</text:p>
      <text:p text:style-name="P8">With n = 87420000 trapezoids, our estimate</text:p>
      <text:p text:style-name="P8">of the integral from 0.000000 to 100.000000 = 4.7540192288588e+03</text:p>
      <text:p text:style-name="P8">true value = 4.7540192288588177689e+03</text:p>
      <text:p text:style-name="P8">absolute relative true error = 1.1503863059923552846e-15</text:p>
      <text:p text:style-name="P8">speedup = 0.268284</text:p>
      <text:p text:style-name="P8"/>
      <text:p text:style-name="P8">Running on 8 cores.</text:p>
      <text:p text:style-name="P8">Elapsed time = 1.933661e+02 seconds</text:p>
      <text:p text:style-name="P8">With n = 349680000 trapezoids, our estimate</text:p>
      <text:p text:style-name="P8">of the integral from 0.000000 to 100.000000 = 4.7540192288588e+03</text:p>
      <text:p text:style-name="P8">true value = 4.7540192288588177689e+03</text:p>
      <text:p text:style-name="P8">absolute relative true error = 9.3413423141888363970e-18</text:p>
      <text:p text:style-name="P10">speedup = 0.23824</text:p>
      <text:p text:style-name="P6"/>
      <text:p text:style-name="P9">Running on 8 cores.</text:p>
      <text:p text:style-name="P9">Elapsed time = 1.949062e+02 seconds</text:p>
      <text:p text:style-name="P9">With n = 349680000 trapezoids, our estimate</text:p>
      <text:p text:style-name="P9">of the integral from 0.000000 to 100.000000 = 4.7540192288588e+03</text:p>
      <text:p text:style-name="P9">true value = 4.7540192288588177689e+03</text:p>
      <text:p text:style-name="P9">absolute relative true error = 9.3413423141888363970e-18</text:p>
      <text:p text:style-name="P9"/>
      <text:p text:style-name="P9">Running on 8 cores.</text:p>
      <text:p text:style-name="P9">Elapsed time = 1.937199e+02 seconds</text:p>
      <text:p text:style-name="P9">With n = 349680000 trapezoids, our estimate</text:p>
      <text:p text:style-name="P9">of the integral from 0.000000 to 100.000000 = 4.7540192288588e+03</text:p>
      <text:p text:style-name="P9">true value = 4.7540192288588177689e+03</text:p>
      <text:p text:style-name="P9">absolute relative true error = 9.3413423141888363970e-18</text:p>
      <text:p text:style-name="P9"/>
      <text:p text:style-name="P10">Running on 14 cores.</text:p>
      <text:p text:style-name="P10">Elapsed time = 9.915137e+01 seconds</text:p>
      <text:p text:style-name="P10">With n = 611940000 trapezoids, our estimate</text:p>
      <text:p text:style-name="P10">of the integral from 0.000000 to 100.000000 = 4.7540192288588e+03</text:p>
      <text:p text:style-name="P10">true value = 4.7540192288588177689e+03</text:p>
      <text:p text:style-name="P10">absolute relative true error = 1.0368889968749608647e-17</text:p>
      <text:p text:style-name="P6"/>
      <text:p text:style-name="P10">Running on 14 cores.</text:p>
      <text:p text:style-name="P10">Elapsed time = 1.020937e+02 seconds</text:p>
      <text:p text:style-name="P10">With n = 611940000 trapezoids, our estimate</text:p>
      <text:p text:style-name="P10">of the integral from 0.000000 to 100.000000 = 4.7540192288588e+03</text:p>
      <text:p text:style-name="P10">true value = 4.7540192288588177689e+03</text:p>
      <text:p text:style-name="P10">absolute relative true error = 1.0368889968749608647e-17</text:p>
      <text:p text:style-name="P2"/>
      <text:p text:style-name="P10"/>
      <text:p text:style-name="P10"/>
      <text:p text:style-name="P10"/>
      <text:p text:style-name="P10"/>
      <text:p text:style-name="P10"/>
      <text:p text:style-name="P10"><text:soft-page-break/>Running on 14 cores.</text:p>
      <text:p text:style-name="P10">Elapsed time = 9.873724e+01 seconds</text:p>
      <text:p text:style-name="P10">With n = 611940000 trapezoids, our estimate</text:p>
      <text:p text:style-name="P10">of the integral from 0.000000 to 100.000000 = 4.7540192288588e+03</text:p>
      <text:p text:style-name="P10">true value = 4.7540192288588177689e+03</text:p>
      <text:p text:style-name="P10">absolute relative true error = 1.0368889968749608647e-17</text:p>
      <text:p text:style-name="P10"/>
      <text:p text:style-name="P11">Running on 20 cores.</text:p>
      <text:p text:style-name="P11">Elapsed time = 8.020819e+01 seconds</text:p>
      <text:p text:style-name="P11">With n = 874200000 trapezoids, our estimate</text:p>
      <text:p text:style-name="P11">of the integral from 0.000000 to 100.000000 = 4.7540192288588e+03</text:p>
      <text:p text:style-name="P11">true value = 4.7540192288588177689e+03</text:p>
      <text:p text:style-name="P11">absolute relative true error = 1.9803645706080334271e-17</text:p>
      <text:p text:style-name="P11"/>
      <text:p text:style-name="P11">Running on 20 cores.</text:p>
      <text:p text:style-name="P11">Elapsed time = 8.227030e+01 seconds</text:p>
      <text:p text:style-name="P11">With n = 874200000 trapezoids, our estimate</text:p>
      <text:p text:style-name="P11">of the integral from 0.000000 to 100.000000 = 4.7540192288588e+03</text:p>
      <text:p text:style-name="P11">true value = 4.7540192288588177689e+03</text:p>
      <text:p text:style-name="P11">absolute relative true error = 1.9803645706080334271e-17</text:p>
      <text:p text:style-name="P11"/>
      <text:p text:style-name="P11">Running on 20 cores.</text:p>
      <text:p text:style-name="P11">Elapsed time = 7.778890e+01 seconds</text:p>
      <text:p text:style-name="P11">With n = 874200000 trapezoids, our estimate</text:p>
      <text:p text:style-name="P11">of the integral from 0.000000 to 100.000000 = 4.7540192288588e+03</text:p>
      <text:p text:style-name="P11">true value = 4.7540192288588177689e+03</text:p>
      <text:p text:style-name="P11">absolute relative true error = 1.9803645706080334271e-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03:58.474463967</meta:creation-date>
    <dc:date>2017-10-20T02:20:00.763654082</dc:date>
    <meta:editing-duration>PT7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78" meta:word-count="1045" meta:character-count="7668" meta:non-whitespace-character-count="6789"/>
  </office:meta>
</office:document-meta>
</file>